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hiet ke: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User</text:p>
          </table:table-cell>
          <table:table-cell table:number-columns-repeated="3"/>
          <table:table-cell office:value-type="string">
            <text:p>List</text:p>
          </table:table-cell>
          <table:table-cell table:number-columns-repeated="3"/>
          <table:table-cell office:value-type="string">
            <text:p>Tod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3" office:value-type="string">
            <text:p>_id(pri)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_id(pri)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ING</text:p>
          </table:table-cell>
          <table:table-cell table:number-columns-repeated="2"/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status</text:p>
          </table:table-cell>
          <table:table-cell office:value-type="string">
            <text:p>STRING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>
            <text:p>firstNam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lastNam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shareduid</text:p>
          </table:table-cell>
          <table:table-cell office:value-type="string">
            <text:p>objectId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status</text:p>
          </table:table-cell>
          <table:table-cell office:value-type="string">
            <text:p>boolean</text:p>
          </table:table-cell>
          <table:table-cell table:number-columns-repeated="6"/>
          <table:table-cell office:value-type="string">
            <text:p>due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>
            <text:p>list_id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status</text:p>
          </table:table-cell>
          <table:table-cell table:number-columns-repeated="7"/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table:style-name="ce2" office:value-type="boolean" office:boolean-value="true">
            <text:p>TRUE</text:p>
          </table:table-cell>
          <table:table-cell office:value-type="string">
            <text:p>da xac nhan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chua hoan thanh</text:p>
          </table:table-cell>
          <table:table-cell table:number-columns-repeated="3"/>
        </table:table-row>
        <table:table-row table:style-name="ro1">
          <table:table-cell table:style-name="ce2" office:value-type="boolean" office:boolean-value="false">
            <text:p>FALSE</text:p>
          </table:table-cell>
          <table:table-cell office:value-type="string">
            <text:p>chua xac nhan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qua ha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D</text:p>
          </table:table-cell>
          <table:table-cell office:value-type="string">
            <text:p>da hoan thanh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Define model</text:p>
          </table:table-cell>
          <table:table-cell table:number-columns-repeated="12"/>
        </table:table-row>
        <table:table-row table:style-name="ro2">
          <table:table-cell office:value-type="string">
            <text:p><text:a xlink:href="https://www.bezkoder.com/mongodb-many-to-many-mongoose/">https://www.bezkoder.com/mongodb-many-to-many-mongoose/</text:a>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02/15/2022</text:date>, <text:time>14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0:29:51</meta:creation-date>
    <dc:date>2022-02-15T14:07:20</dc:date>
    <meta:editing-duration>PT3H16M14S</meta:editing-duration>
    <meta:editing-cycles>31</meta:editing-cycles>
    <meta:generator>OpenOffice/4.1.9$Unix OpenOffice.org_project/419m1$Build-9805</meta:generator>
    <meta:document-statistic meta:table-count="3" meta:cell-count="54" meta:object-count="0"/>
  </office:meta>
</office:document-meta>
</file>